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6.414cm"/>
    </style:style>
    <style:style style:name="Таблица1.B" style:family="table-column">
      <style:table-column-properties style:column-width="10.587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4.508cm" table:align="left"/>
    </style:style>
    <style:style style:name="Таблица2.A" style:family="table-column">
      <style:table-column-properties style:column-width="3.854cm"/>
    </style:style>
    <style:style style:name="Таблица2.B" style:family="table-column">
      <style:table-column-properties style:column-width="3.725cm"/>
    </style:style>
    <style:style style:name="Таблица2.C" style:family="table-column">
      <style:table-column-properties style:column-width="6.929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2" style:family="paragraph" style:parent-style-name="Text_20_body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3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>
        <style:tab-stops>
          <style:tab-stop style:position="4.657cm"/>
        </style:tab-stops>
      </style:paragraph-properties>
      <style:text-properties fo:color="#ffffff" loext:opacity="100%"/>
    </style:style>
    <style:style style:name="P4" style:family="paragraph" style:parent-style-name="Preformatted_20_Text">
      <style:paragraph-properties fo:margin-top="0cm" fo:margin-bottom="0.247cm" style:contextual-spacing="false" fo:line-height="115%" style:writing-mode="lr-tb">
        <style:tab-stops>
          <style:tab-stop style:position="4.657cm"/>
        </style:tab-stops>
      </style:paragraph-properties>
      <style:text-properties fo:color="#ffffff" loext:opacity="100%"/>
    </style:style>
    <style:style style:name="P5" style:family="paragraph" style:parent-style-name="Heading_20_1">
      <style:paragraph-properties>
        <style:tab-stops>
          <style:tab-stop style:position="4.657cm"/>
        </style:tab-stops>
      </style:paragraph-properties>
    </style:style>
    <style:style style:name="P6" style:family="paragraph" style:parent-style-name="Text_20_body">
      <style:paragraph-properties>
        <style:tab-stops>
          <style:tab-stop style:position="4.657cm"/>
        </style:tab-stops>
      </style:paragraph-properties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>
        <style:tab-stops>
          <style:tab-stop style:position="4.657cm"/>
        </style:tab-stops>
      </style:paragraph-properties>
    </style:style>
    <style:style style:name="P8" style:family="paragraph" style:parent-style-name="Preformatted_20_Text">
      <style:paragraph-properties fo:margin-left="0cm" fo:margin-right="0cm" fo:text-indent="0cm" style:auto-text-indent="false" style:writing-mode="lr-tb">
        <style:tab-stops>
          <style:tab-stop style:position="4.657cm"/>
        </style:tab-stops>
      </style:paragraph-properties>
    </style:style>
    <style:style style:name="P9" style:family="paragraph" style:parent-style-name="Preformatted_20_Text">
      <style:paragraph-properties fo:margin-top="0cm" fo:margin-bottom="0.499cm" style:contextual-spacing="false" style:writing-mode="lr-tb">
        <style:tab-stops>
          <style:tab-stop style:position="4.657cm"/>
        </style:tab-stops>
      </style:paragraph-properties>
    </style:style>
    <style:style style:name="P10" style:family="paragraph" style:parent-style-name="Horizontal_20_Line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11" style:family="paragraph" style:parent-style-name="Text_20_body" style:list-style-name="L1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12" style:family="paragraph" style:parent-style-name="Preformatted_20_Text">
      <style:paragraph-properties fo:margin-left="0cm" fo:margin-right="0cm" fo:text-indent="0cm" style:auto-text-indent="false" style:writing-mode="lr-tb">
        <style:tab-stops>
          <style:tab-stop style:position="4.657cm"/>
        </style:tab-stops>
      </style:paragraph-properties>
      <style:text-properties fo:color="#ffffff" loext:opacity="100%"/>
    </style:style>
    <style:style style:name="P13" style:family="paragraph" style:parent-style-name="Preformatted_20_Text">
      <style:paragraph-properties style:writing-mode="lr-tb">
        <style:tab-stops>
          <style:tab-stop style:position="4.657cm"/>
        </style:tab-stops>
      </style:paragraph-properties>
      <style:text-properties fo:color="#ffffff" loext:opacity="100%"/>
    </style:style>
    <style:style style:name="P14" style:family="paragraph" style:parent-style-name="Preformatted_20_Text">
      <style:paragraph-properties fo:margin-top="0cm" fo:margin-bottom="0.499cm" style:contextual-spacing="false" style:writing-mode="lr-tb">
        <style:tab-stops>
          <style:tab-stop style:position="4.657cm"/>
        </style:tab-stops>
      </style:paragraph-properties>
      <style:text-properties fo:color="#ffffff" loext:opacity="100%"/>
    </style:style>
    <style:style style:name="P15" style:family="paragraph" style:parent-style-name="Text_20_body" style:list-style-name="L2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16" style:family="paragraph" style:parent-style-name="Table_20_Heading">
      <style:text-properties fo:color="#ffffff" loext:opacity="100%"/>
    </style:style>
    <style:style style:name="P17" style:family="paragraph" style:parent-style-name="Table_20_Contents">
      <style:text-properties fo:color="#ffffff" loext:opacity="100%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>
        <style:tab-stops>
          <style:tab-stop style:position="4.657cm"/>
        </style:tab-stops>
      </style:paragraph-properties>
      <style:text-properties fo:color="#ffffff" loext:opacity="100%"/>
    </style:style>
    <style:style style:name="P19" style:family="paragraph" style:parent-style-name="Text_20_body" style:list-style-name="L3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20" style:family="paragraph" style:parent-style-name="Text_20_body" style:list-style-name="L4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21" style:family="paragraph" style:parent-style-name="Text_20_body" style:list-style-name="L5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22" style:family="paragraph" style:parent-style-name="Heading_20_2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23" style:family="paragraph" style:parent-style-name="Text_20_body" style:list-style-name="L6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24" style:family="paragraph" style:parent-style-name="Heading_20_3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25" style:family="paragraph" style:parent-style-name="Text_20_body" style:list-style-name="L7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26" style:family="paragraph" style:parent-style-name="Text_20_body" style:list-style-name="L8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27" style:family="paragraph" style:parent-style-name="Text_20_body" style:list-style-name="L9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28" style:family="paragraph" style:parent-style-name="Text_20_body" style:list-style-name="L10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29" style:family="paragraph" style:parent-style-name="Text_20_body" style:list-style-name="L11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30" style:family="paragraph" style:parent-style-name="Quotations">
      <style:paragraph-properties fo:margin-top="0cm" fo:margin-bottom="0.247cm" style:contextual-spacing="false" fo:line-height="115%">
        <style:tab-stops>
          <style:tab-stop style:position="4.657cm"/>
        </style:tab-stops>
      </style:paragraph-properties>
      <style:text-properties fo:color="#ffffff" loext:opacity="100%"/>
    </style:style>
    <style:style style:name="P31" style:family="paragraph" style:parent-style-name="Horizontal_20_Line">
      <style:paragraph-properties fo:margin-top="0cm" fo:margin-bottom="0.247cm" style:contextual-spacing="false" fo:line-height="115%">
        <style:tab-stops>
          <style:tab-stop style:position="4.657cm"/>
        </style:tab-stops>
      </style:paragraph-properties>
      <style:text-properties fo:color="#ffffff" loext:opacity="100%"/>
    </style:style>
    <style:style style:name="P32" style:family="paragraph" style:parent-style-name="Heading_20_2">
      <style:paragraph-properties fo:margin-top="0cm" fo:margin-bottom="0.247cm" style:contextual-spacing="false" fo:line-height="115%">
        <style:tab-stops>
          <style:tab-stop style:position="4.657cm"/>
        </style:tab-stops>
      </style:paragraph-properties>
      <style:text-properties fo:color="#ffffff" loext:opacity="100%"/>
    </style:style>
    <style:style style:name="P33" style:family="paragraph" style:parent-style-name="Standard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34" style:family="paragraph" style:parent-style-name="Heading_20_6">
      <style:paragraph-properties fo:margin-top="0cm" fo:margin-bottom="0.247cm" style:contextual-spacing="false" fo:line-height="115%">
        <style:tab-stops>
          <style:tab-stop style:position="4.657cm"/>
        </style:tab-stops>
      </style:paragraph-properties>
      <style:text-properties fo:color="#ffffff" loext:opacity="100%"/>
    </style:style>
    <style:style style:name="P35" style:family="paragraph" style:parent-style-name="Heading_20_1">
      <style:paragraph-properties fo:margin-top="0cm" fo:margin-bottom="0.247cm" style:contextual-spacing="false" fo:line-height="115%">
        <style:tab-stops>
          <style:tab-stop style:position="4.657cm"/>
        </style:tab-stops>
      </style:paragraph-properties>
      <style:text-properties fo:color="#ffffff" loext:opacity="100%"/>
    </style:style>
    <style:style style:name="P36" style:family="paragraph" style:parent-style-name="Text_20_body" style:list-style-name="L12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37" style:family="paragraph" style:parent-style-name="Heading_20_3">
      <style:paragraph-properties fo:margin-top="0cm" fo:margin-bottom="0.247cm" style:contextual-spacing="false" fo:line-height="115%">
        <style:tab-stops>
          <style:tab-stop style:position="4.657cm"/>
        </style:tab-stops>
      </style:paragraph-properties>
      <style:text-properties fo:color="#ffffff" loext:opacity="100%"/>
    </style:style>
    <style:style style:name="P38" style:family="paragraph" style:parent-style-name="Text_20_body" style:list-style-name="L13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39" style:family="paragraph" style:parent-style-name="Quotations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40" style:family="paragraph" style:parent-style-name="Text_20_body" style:list-style-name="L14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41" style:family="paragraph" style:parent-style-name="Text_20_body" style:list-style-name="L15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42" style:family="paragraph" style:parent-style-name="Text_20_body" style:list-style-name="L16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P43" style:family="paragraph" style:parent-style-name="Text_20_body" style:list-style-name="L17">
      <style:paragraph-properties>
        <style:tab-stops>
          <style:tab-stop style:position="4.657cm"/>
        </style:tab-stops>
      </style:paragraph-properties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Что такое <text:span text:style-name="Source_20_Text">F.prototype</text:span> по умолчанию?</text:h>
      <text:p text:style-name="P2">Когда вы создаёте <text:span text:style-name="Strong_20_Emphasis">обычную функцию</text:span>:</text:p>
      <text:p text:style-name="P3"><text:span text:style-name="Source_20_Text">function Rabbit() {}</text:span></text:p>
      <text:p text:style-name="P2">JavaScript <text:span text:style-name="Strong_20_Emphasis">автоматически</text:span> создаёт для неё объект-прототип:</text:p>
      <text:p text:style-name="P3"><text:span text:style-name="Source_20_Text">Rabbit.prototype = {</text:span></text:p>
      <text:p text:style-name="P4"><text:span text:style-name="Source_20_Text"><text:s text:c="2"/>constructor: Rabbit</text:span></text:p>
      <text:p text:style-name="P4"><text:span text:style-name="Source_20_Text">};</text:span></text:p>
      <text:p text:style-name="P2">То есть <text:span text:style-name="Strong_20_Emphasis">каждая функция-конструктор</text:span> (не стрелочная) получает <text:span text:style-name="Source_20_Text">prototype</text:span> <text:span text:style-name="Strong_20_Emphasis">по умолчанию</text:span>.</text:p>
      <text:p text:style-name="P2"/>
      <text:h text:style-name="P5" text:outline-level="1"><text:span text:style-name="T1">Что делает свойство </text:span><text:span text:style-name="Source_20_Text"><text:span text:style-name="T1">constructor</text:span></text:span><text:span text:style-name="T1">?</text:span></text:h>
      <text:p text:style-name="P6"><text:span text:style-name="Source_20_Text"><text:span text:style-name="T1">constructor</text:span></text:span><text:span text:style-name="T1"> — это ссылка обратно на функцию:</text:span></text:p>
      <text:p text:style-name="P7"><text:span text:style-name="Source_20_Text"><text:span text:style-name="T1">Rabbit.prototype.constructor === Rabbit // true</text:span></text:span></text:p>
      <text:p text:style-name="P6"><text:span text:style-name="T1">Это нужно, чтобы объекты, созданные через </text:span><text:span text:style-name="Source_20_Text"><text:span text:style-name="T1">new</text:span></text:span><text:span text:style-name="T1">, могли «знать», каким конструктором их создали.</text:span></text:p>
      <text:p text:style-name="P2">Пример:</text:p>
      <text:p text:style-name="P8"><text:span text:style-name="Source_20_Text"><text:span text:style-name="T1">let rabbit = new Rabbit();</text:span></text:span></text:p>
      <text:p text:style-name="P9"><text:span text:style-name="Source_20_Text"><text:span text:style-name="T1">rabbit.constructor === Rabbit; // true</text:span></text:span></text:p>
      <text:p text:style-name="P2">Это работает, потому что:</text:p>
      <text:p text:style-name="P8"><text:span text:style-name="Source_20_Text"><text:span text:style-name="T1">rabbit.[[Prototype]] → Rabbit.prototype</text:span></text:span></text:p>
      <text:p text:style-name="P9"><text:span text:style-name="Source_20_Text"><text:span text:style-name="T1">Rabbit.prototype.constructor → Rabbit</text:span></text:span></text:p>
      <text:p text:style-name="P10"/>
      <text:h text:style-name="P5" text:outline-level="1"><text:span text:style-name="T1">📌 Зачем нужен этот </text:span><text:span text:style-name="Source_20_Text"><text:span text:style-name="T1">constructor</text:span></text:span><text:span text:style-name="T1">?</text:span></text:h>
      <text:p text:style-name="P2">Он полезен, когда:</text:p>
      <text:list text:style-name="L1">
        <text:list-item>
          <text:p text:style-name="P11">вы хотите узнать конструктор объекта,</text:p>
        </text:list-item>
        <text:list-item>
          <text:p text:style-name="P11">или создать новый объект того же типа:</text:p>
        </text:list-item>
      </text:list>
      <text:p text:style-name="P7"><text:span text:style-name="Source_20_Text"><text:span text:style-name="T1">let obj = new rabbit.constructor(); // работает, создаёт новый Rabbit</text:span></text:span></text:p>
      <text:p text:style-name="P10"/>
      <text:h text:style-name="P5" text:outline-level="1"><text:soft-page-break/><text:span text:style-name="T1">📌 Почему </text:span><text:span text:style-name="Source_20_Text"><text:span text:style-name="T1">prototype</text:span></text:span><text:span text:style-name="T1"> создаётся автоматически?</text:span></text:h>
      <text:p text:style-name="P6"><text:span text:style-name="T1">Потому что JavaScript предполагает, что </text:span><text:span text:style-name="Strong_20_Emphasis"><text:span text:style-name="T1">функцию могут использовать как конструктор</text:span></text:span><text:span text:style-name="T1">. Поэтому он заранее готовит прототип для будущих объектов.</text:span></text:p>
      <text:p text:style-name="P6"><text:span text:style-name="T1">Стрелочные функции </text:span><text:span text:style-name="Strong_20_Emphasis"><text:span text:style-name="T1">не имеют</text:span></text:span><text:span text:style-name="T1"> </text:span><text:span text:style-name="Source_20_Text"><text:span text:style-name="T1">prototype</text:span></text:span><text:span text:style-name="T1">, потому что они </text:span><text:span text:style-name="Strong_20_Emphasis"><text:span text:style-name="T1">не предназначены</text:span></text:span><text:span text:style-name="T1"> для использования с </text:span><text:span text:style-name="Source_20_Text"><text:span text:style-name="T1">new</text:span></text:span><text:span text:style-name="T1">.</text:span></text:p>
      <text:h text:style-name="P1" text:outline-level="1">Почему <text:span text:style-name="Source_20_Text">prototype</text:span> создаётся автоматически?</text:h>
      <text:p text:style-name="P2">Потому что JavaScript предполагает, что <text:span text:style-name="Strong_20_Emphasis">функцию могут использовать как конструктор</text:span>. Поэтому он заранее готовит прототип для будущих объектов.</text:p>
      <text:p text:style-name="P2">Стрелочные функции <text:span text:style-name="Strong_20_Emphasis">не имеют</text:span> <text:span text:style-name="Source_20_Text">prototype</text:span>, потому что они <text:span text:style-name="Strong_20_Emphasis">не предназначены</text:span> для использования с <text:span text:style-name="Source_20_Text">new</text:span>.</text:p>
      <text:p text:style-name="P10"/>
      <text:h text:style-name="P1" text:outline-level="1">📌 Важно: если вы замените прототип — <text:span text:style-name="Source_20_Text">constructor</text:span> пропадёт</text:h>
      <text:p text:style-name="P2">Пример:</text:p>
      <text:p text:style-name="P12"><text:span text:style-name="Source_20_Text">function Rabbit() {}</text:span></text:p>
      <text:p text:style-name="P13"/>
      <text:p text:style-name="P13"><text:span text:style-name="Source_20_Text">Rabbit.prototype = {</text:span></text:p>
      <text:p text:style-name="P13"><text:span text:style-name="Source_20_Text"><text:s text:c="2"/>jumps: true</text:span></text:p>
      <text:p text:style-name="P13"><text:span text:style-name="Source_20_Text">};</text:span></text:p>
      <text:p text:style-name="P13"/>
      <text:p text:style-name="P13"><text:span text:style-name="Source_20_Text">let r = new Rabbit();</text:span></text:p>
      <text:p text:style-name="P13"/>
      <text:p text:style-name="P14"><text:span text:style-name="Source_20_Text">console.log(r.constructor === Rabbit); // false!</text:span></text:p>
      <text:p text:style-name="P2">Мы перезаписали весь <text:span text:style-name="Source_20_Text">prototype</text:span>, убрав свойство <text:span text:style-name="Source_20_Text">constructor</text:span>.</text:p>
      <text:p text:style-name="P2">Если нужно оставить <text:span text:style-name="Source_20_Text">constructor</text:span>, надо прописать его вручную:</text:p>
      <text:p text:style-name="P12"><text:span text:style-name="Source_20_Text">Rabbit.prototype = {</text:span></text:p>
      <text:p text:style-name="P13"><text:span text:style-name="Source_20_Text"><text:s text:c="2"/>jumps: true,</text:span></text:p>
      <text:p text:style-name="P13"><text:span text:style-name="Source_20_Text"><text:s text:c="2"/>constructor: Rabbit</text:span></text:p>
      <text:p text:style-name="P14"><text:span text:style-name="Source_20_Text">};</text:span></text:p>
      <text:p text:style-name="P10"/>
      <text:h text:style-name="P1" text:outline-level="1"><text:soft-page-break/>✔ Итог</text:h>
      <text:list text:style-name="L2">
        <text:list-item>
          <text:p text:style-name="P15">Любая обычная функция <text:span text:style-name="Strong_20_Emphasis">по умолчанию имеет</text:span> <text:span text:style-name="Source_20_Text">prototype = { constructor: F }</text:span>.</text:p>
        </text:list-item>
        <text:list-item>
          <text:p text:style-name="P15">При <text:span text:style-name="Source_20_Text">new F()</text:span> создаваемый объект получает <text:span text:style-name="Source_20_Text">F.prototype</text:span> как свой <text:span text:style-name="Source_20_Text">[[Prototype]]</text:span>.</text:p>
        </text:list-item>
        <text:list-item>
          <text:p text:style-name="P15"><text:span text:style-name="Source_20_Text">constructor</text:span> — это ссылка на саму функцию-конструктор.</text:p>
        </text:list-item>
        <text:list-item>
          <text:p text:style-name="P15">Если вы полностью замените <text:span text:style-name="Source_20_Text">F.prototype</text:span>, свойство <text:span text:style-name="Source_20_Text">constructor</text:span> нужно восстановить вручную.</text:p>
        </text:list-item>
      </text:list>
      <text:p text:style-name="P2"><text:span text:style-name="Strong_20_Emphasis">Зачем вообще менять прототип?</text:span><text:line-break/>Ответ: <text:span text:style-name="Emphasis">для расширения или изменения поведения объектов</text:span>, а также для экономии памяти и создания общих методов.</text:p>
      <text:p text:style-name="P2">Разберём по пунктам с примерами — и станет кристально понятно.</text:p>
      <text:p text:style-name="P10"/>
      <text:h text:style-name="P1" text:outline-level="1">🧠 1. Чтобы добавить методы всем уже созданным объектам</text:h>
      <text:p text:style-name="P2">Иногда нам нужно добавить новый метод <text:span text:style-name="Strong_20_Emphasis">ко всем существующим и будущим объектам</text:span> определённого типа.</text:p>
      <text:p text:style-name="P2">Например:</text:p>
      <text:p text:style-name="P12"><text:span text:style-name="Source_20_Text">function User(name) {</text:span></text:p>
      <text:p text:style-name="P13"><text:span text:style-name="Source_20_Text"><text:s text:c="2"/>this.name = name;</text:span></text:p>
      <text:p text:style-name="P13"><text:span text:style-name="Source_20_Text">}</text:span></text:p>
      <text:p text:style-name="P13"/>
      <text:p text:style-name="P13"><text:span text:style-name="Source_20_Text">let u1 = new User("Alice");</text:span></text:p>
      <text:p text:style-name="P13"><text:span text:style-name="Source_20_Text">let u2 = new User("Bob");</text:span></text:p>
      <text:p text:style-name="P13"/>
      <text:p text:style-name="P13"><text:span text:style-name="Source_20_Text">// Потом решили добавить метод</text:span></text:p>
      <text:p text:style-name="P13"><text:span text:style-name="Source_20_Text">User.prototype.sayHi = function() {</text:span></text:p>
      <text:p text:style-name="P13"><text:span text:style-name="Source_20_Text"><text:s text:c="2"/>console.log("Hi, I'm " + this.name);</text:span></text:p>
      <text:p text:style-name="P13"><text:span text:style-name="Source_20_Text">};</text:span></text:p>
      <text:p text:style-name="P13"/>
      <text:p text:style-name="P13"><text:span text:style-name="Source_20_Text">u1.sayHi(); // Hi, I'm Alice</text:span></text:p>
      <text:p text:style-name="P14"><text:span text:style-name="Source_20_Text">u2.sayHi(); // Hi, I'm Bob</text:span></text:p>
      <text:p text:style-name="P2">Мы <text:span text:style-name="Emphasis">изменили прототип</text:span>, и <text:span text:style-name="Strong_20_Emphasis">оба объекта получили новый метод</text:span>, хотя были созданы раньше.</text:p>
      <text:p text:style-name="P10"/>
      <text:h text:style-name="P1" text:outline-level="1">🧠 2. Чтобы вынести методы из конструктора и экономить память</text:h>
      <text:p text:style-name="P2">Если писать методы внутри функции:</text:p>
      <text:p text:style-name="P12"><text:soft-page-break/><text:span text:style-name="Source_20_Text">function Animal(name) {</text:span></text:p>
      <text:p text:style-name="P13"><text:span text:style-name="Source_20_Text"><text:s text:c="2"/>this.name = name;</text:span></text:p>
      <text:p text:style-name="P13"/>
      <text:p text:style-name="P13"><text:span text:style-name="Source_20_Text"><text:s text:c="2"/>this.say = function() { <text:s/>// создаётся новый метод для каждого объекта</text:span></text:p>
      <text:p text:style-name="P13"><text:span text:style-name="Source_20_Text"><text:s text:c="4"/>console.log(this.name);</text:span></text:p>
      <text:p text:style-name="P13"><text:span text:style-name="Source_20_Text"><text:s text:c="2"/>};</text:span></text:p>
      <text:p text:style-name="P14"><text:span text:style-name="Source_20_Text">}</text:span></text:p>
      <text:p text:style-name="P2">Каждый объект получит <text:span text:style-name="Strong_20_Emphasis">свою копию метода</text:span>, что плохо — лишняя память.</text:p>
      <text:p text:style-name="P2">Лучше:</text:p>
      <text:p text:style-name="P12"><text:span text:style-name="Source_20_Text">function Animal(name) {</text:span></text:p>
      <text:p text:style-name="P13"><text:span text:style-name="Source_20_Text"><text:s text:c="2"/>this.name = name;</text:span></text:p>
      <text:p text:style-name="P13"><text:span text:style-name="Source_20_Text">}</text:span></text:p>
      <text:p text:style-name="P13"/>
      <text:p text:style-name="P13"><text:span text:style-name="Source_20_Text">Animal.prototype.say = function () {</text:span></text:p>
      <text:p text:style-name="P13"><text:span text:style-name="Source_20_Text"><text:s text:c="2"/>console.log(this.name);</text:span></text:p>
      <text:p text:style-name="P14"><text:span text:style-name="Source_20_Text">};</text:span></text:p>
      <text:p text:style-name="P2">Теперь <text:span text:style-name="Strong_20_Emphasis">все объекты используют один и тот же метод</text:span>, что экономит память и ускоряет работу.</text:p>
      <text:p text:style-name="P10"/>
      <text:h text:style-name="P1" text:outline-level="1">🧠 3. Чтобы заменить прототип целиком (когда нужно изменить "тип" объектов)</text:h>
      <text:p text:style-name="P2">Это редкий, но важный случай.</text:p>
      <text:p text:style-name="P2">Например, мы хотим, чтобы все объекты Rabbit наследовали другой прототип Animal:</text:p>
      <text:p text:style-name="P12"><text:span text:style-name="Source_20_Text">function Animal() {}</text:span></text:p>
      <text:p text:style-name="P13"><text:span text:style-name="Source_20_Text">function Rabbit() {}</text:span></text:p>
      <text:p text:style-name="P13"/>
      <text:p text:style-name="P13"><text:span text:style-name="Source_20_Text">Rabbit.prototype = Object.create(Animal.prototype);</text:span></text:p>
      <text:p text:style-name="P14"><text:span text:style-name="Source_20_Text">// или Rabbit.prototype = new Animal();</text:span></text:p>
      <text:p text:style-name="P2">Теперь:</text:p>
      <text:p text:style-name="P12"><text:span text:style-name="Source_20_Text">let r = new Rabbit();</text:span></text:p>
      <text:p text:style-name="P14"><text:span text:style-name="Source_20_Text">r instanceof Animal; // true</text:span></text:p>
      <text:p text:style-name="P2">Мы "включили" Rabbit в цепочку наследования — вот зачем иногда <text:span text:style-name="Strong_20_Emphasis">заменяют</text:span> прототип.</text:p>
      <text:p text:style-name="P10"/>
      <text:h text:style-name="P1" text:outline-level="1">🧠 4. Чтобы реализовать наследование без классов (старая школа до ES6)</text:h>
      <text:p text:style-name="P2">До появления <text:span text:style-name="Source_20_Text">class</text:span>, наследование делали так:</text:p>
      <text:p text:style-name="P12"><text:span text:style-name="Source_20_Text">function Parent() {}</text:span></text:p>
      <text:p text:style-name="P13"><text:span text:style-name="Source_20_Text">function Child() {}</text:span></text:p>
      <text:p text:style-name="P13"/>
      <text:p text:style-name="P13"><text:soft-page-break/><text:span text:style-name="Source_20_Text">Child.prototype = Object.create(Parent.prototype);</text:span></text:p>
      <text:p text:style-name="P14"><text:span text:style-name="Source_20_Text">Child.prototype.constructor = Child;</text:span></text:p>
      <text:p text:style-name="P2">Сегодня это делает <text:span text:style-name="Source_20_Text">class extends</text:span>, но под капотом — всё тот же прототип.</text:p>
      <text:p text:style-name="P10"/>
      <text:h text:style-name="P1" text:outline-level="1">🧠 5. Чтобы патчить встроенные объекты (не рекомендуется, но возможно)</text:h>
      <text:p text:style-name="P2">Например, добавить метод всем массивам:</text:p>
      <text:p text:style-name="P12"><text:span text:style-name="Source_20_Text">Array.prototype.last = function() {</text:span></text:p>
      <text:p text:style-name="P13"><text:span text:style-name="Source_20_Text"><text:s text:c="2"/>return this[this.length - 1];</text:span></text:p>
      <text:p text:style-name="P13"><text:span text:style-name="Source_20_Text">};</text:span></text:p>
      <text:p text:style-name="P13"/>
      <text:p text:style-name="P14"><text:span text:style-name="Source_20_Text">console.log([1,2,3].last()); // 3</text:span></text:p>
      <text:p text:style-name="P2">Это тоже изменение прототипа.</text:p>
      <text:p text:style-name="P2">⚠️ Но трогать встроенные типы лучше не стоит.</text:p>
      <text:p text:style-name="P10"/>
      <text:h text:style-name="P1" text:outline-level="1">📌 Итак: <text:span text:style-name="Strong_20_Emphasis">зачем менять прототип?</text:span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6">Причина</text:p>
            </table:table-cell>
            <table:table-cell table:style-name="Таблица1.A1" office:value-type="string">
              <text:p text:style-name="P16">Пример</text:p>
            </table:table-cell>
          </table:table-row>
        </table:table-header-rows>
        <table:table-row>
          <table:table-cell table:style-name="Таблица1.A1" office:value-type="string">
            <text:p text:style-name="P17">Добавить методы всем объектам</text:p>
          </table:table-cell>
          <table:table-cell table:style-name="Таблица1.A1" office:value-type="string">
            <text:p text:style-name="Table_20_Contents"><text:span text:style-name="Source_20_Text"><text:span text:style-name="T1">User.prototype.sayHi = …</text:span></text:span></text:p>
          </table:table-cell>
        </table:table-row>
        <table:table-row>
          <table:table-cell table:style-name="Таблица1.A1" office:value-type="string">
            <text:p text:style-name="P17">Экономить память</text:p>
          </table:table-cell>
          <table:table-cell table:style-name="Таблица1.A1" office:value-type="string">
            <text:p text:style-name="P17">методы в прототипе → одна копия</text:p>
          </table:table-cell>
        </table:table-row>
        <table:table-row>
          <table:table-cell table:style-name="Таблица1.A1" office:value-type="string">
            <text:p text:style-name="P17">Сделать наследование</text:p>
          </table:table-cell>
          <table:table-cell table:style-name="Таблица1.A1" office:value-type="string">
            <text:p text:style-name="Table_20_Contents"><text:span text:style-name="Source_20_Text"><text:span text:style-name="T1">Child.prototype = Object.create(Parent.prototype)</text:span></text:span></text:p>
          </table:table-cell>
        </table:table-row>
        <table:table-row>
          <table:table-cell table:style-name="Таблица1.A1" office:value-type="string">
            <text:p text:style-name="P17">Расширить или изменить поведение объектов</text:p>
          </table:table-cell>
          <table:table-cell table:style-name="Таблица1.A1" office:value-type="string">
            <text:p text:style-name="P17">добавить методы позже</text:p>
          </table:table-cell>
        </table:table-row>
        <table:table-row>
          <table:table-cell table:style-name="Таблица1.A1" office:value-type="string">
            <text:p text:style-name="P17">Патчить встроенные типы (редко и опасно)</text:p>
          </table:table-cell>
          <table:table-cell table:style-name="Таблица1.A1" office:value-type="string">
            <text:p text:style-name="Table_20_Contents"><text:span text:style-name="Source_20_Text"><text:span text:style-name="T1">Array.prototype.newMethod = …</text:span></text:span></text:p>
          </table:table-cell>
        </table:table-row>
      </table:table>
      <text:p text:style-name="P10"/>
      <text:h text:style-name="P1" text:outline-level="1">✔ Итог</text:h>
      <text:p text:style-name="P2">Мы меняем прототип, чтобы <text:span text:style-name="Strong_20_Emphasis">управлять поведением объектов</text:span>, <text:span text:style-name="Strong_20_Emphasis">добавлять функциональность</text:span>, <text:span text:style-name="Strong_20_Emphasis">обеспечивать наследование</text:span> и <text:span text:style-name="Strong_20_Emphasis">оптимизировать память</text:span>.<text:line-break/>Без прототипов JS не мог бы иметь классы, наследование и экономичную модель методов.</text:p>
      <text:p text:style-name="P2"><text:span text:style-name="Strong_20_Emphasis">Почему мы пишем:</text:span></text:p>
      <text:p text:style-name="P18"><text:span text:style-name="Source_20_Text">Child.prototype = Object.create(Parent.prototype);</text:span></text:p>
      <text:p text:style-name="P2"><text:span text:style-name="Strong_20_Emphasis">а не просто:</text:span></text:p>
      <text:p text:style-name="P18"><text:span text:style-name="Source_20_Text">child = Object.create(Parent);</text:span></text:p>
      <text:p text:style-name="P2"><text:soft-page-break/>или</text:p>
      <text:p text:style-name="P18"><text:span text:style-name="Source_20_Text">Child.prototype = Object.create(Parent);</text:span></text:p>
      <text:p text:style-name="P10"/>
      <text:h text:style-name="P1" text:outline-level="1">💡 КЛЮЧЕВАЯ ИДЕЯ</text:h>
      <text:p text:style-name="P2">👉 <text:span text:style-name="Strong_20_Emphasis">Экземпляры (объекты, созданные через new Child) должны наследовать МЕТОДЫ Parent.</text:span><text:line-break/>Эти методы находятся <text:span text:style-name="Strong_20_Emphasis">НЕ в Parent</text:span>, а в <text:span text:style-name="Strong_20_Emphasis">Parent.prototype</text:span>.</text:p>
      <text:p text:style-name="P2">Поэтому наследовать нужно <text:span text:style-name="Strong_20_Emphasis">от Parent.prototype</text:span>, а не от Parent.</text:p>
      <text:p text:style-name="P10"/>
      <text:h text:style-name="P1" text:outline-level="1">🌰 ПРЕДСТАВЬ:</text:h>
      <text:list text:style-name="L3">
        <text:list-item>
          <text:p text:style-name="P19"><text:span text:style-name="Source_20_Text">Parent</text:span> — это <text:span text:style-name="Emphasis">завод</text:span> (функция).</text:p>
        </text:list-item>
        <text:list-item>
          <text:p text:style-name="P19"><text:span text:style-name="Source_20_Text">Parent.prototype</text:span> — это <text:span text:style-name="Emphasis">чертёж</text:span>, по которому создаются объекты.</text:p>
        </text:list-item>
        <text:list-item>
          <text:p text:style-name="P19"><text:span text:style-name="Source_20_Text">child = Object.create(Parent)</text:span> — это: "я хочу, чтобы объект наследовал от завода" → ❌ бессмысленно.</text:p>
        </text:list-item>
      </text:list>
      <text:p text:style-name="P2">Экземплярам нужен чертёж, а не завод.</text:p>
      <text:p text:style-name="P10"/>
      <text:h text:style-name="P1" text:outline-level="1">🟦 1. Почему НЕ работает Object.create(Parent)?</text:h>
      <text:p text:style-name="P2">Посмотри:</text:p>
      <text:p text:style-name="P18"><text:span text:style-name="Source_20_Text">Child.prototype = Object.create(Parent);</text:span></text:p>
      <text:p text:style-name="P2">Что мы получили?</text:p>
      <text:list text:style-name="L4">
        <text:list-item>
          <text:p text:style-name="P20"><text:span text:style-name="Strong_20_Emphasis">Parent — функция</text:span>, а не объект с методами.</text:p>
        </text:list-item>
        <text:list-item>
          <text:p text:style-name="P20">Методы находятся в <text:span text:style-name="Source_20_Text">Parent.prototype</text:span>, а до него экземпляры Child <text:span text:style-name="Strong_20_Emphasis">не доберутся</text:span>.</text:p>
        </text:list-item>
      </text:list>
      <text:p text:style-name="P2">Результат:</text:p>
      <text:p text:style-name="P2">👉 Экземпляры Child <text:span text:style-name="Strong_20_Emphasis">НЕ будут наследовать методы Parent</text:span>.</text:p>
      <text:p text:style-name="P10"/>
      <text:h text:style-name="P1" text:outline-level="1"><text:soft-page-break/>🟩 2. Почему работает Object.create(Parent.prototype)?</text:h>
      <text:p text:style-name="P2">Потому что:</text:p>
      <text:list text:style-name="L5">
        <text:list-item>
          <text:p text:style-name="P21"><text:span text:style-name="Source_20_Text">Parent.prototype</text:span> — это объект, содержащий методы.</text:p>
        </text:list-item>
        <text:list-item>
          <text:p text:style-name="P21">Мы ставим его <text:span text:style-name="Strong_20_Emphasis">в цепочку наследования Child.prototype</text:span>.</text:p>
        </text:list-item>
      </text:list>
      <text:p text:style-name="P2">То есть:</text:p>
      <text:p text:style-name="P18"><text:span text:style-name="Source_20_Text">Child.prototype → Parent.prototype → Object.prototype</text:span></text:p>
      <text:p text:style-name="P2">И теперь <text:span text:style-name="Strong_20_Emphasis">все экземпляры Child могут пользоваться методами Parent</text:span>.</text:p>
      <text:p text:style-name="P10"/>
      <text:h text:style-name="P1" text:outline-level="1">📌 ДАВАЙ С РИСУНКАМИ (мега-просто)</text:h>
      <text:h text:style-name="P22" text:outline-level="2">❌ Если сделать:</text:h>
      <text:p text:style-name="P18"><text:span text:style-name="Source_20_Text">Child.prototype = Object.create(Parent);</text:span></text:p>
      <text:p text:style-name="P2">Цепочка:</text:p>
      <text:p text:style-name="P18"><text:span text:style-name="Source_20_Text">Child.prototype → Parent (функция!) → Function.prototype</text:span></text:p>
      <text:p text:style-name="P2">Методы Parent <text:span text:style-name="Strong_20_Emphasis">теряются</text:span>, потому что они здесь:</text:p>
      <text:p text:style-name="P18"><text:span text:style-name="Source_20_Text">Parent.prototype → { методы }</text:span></text:p>
      <text:p text:style-name="P2">А Child туда НЕ указывает.</text:p>
      <text:p text:style-name="P10"/>
      <text:h text:style-name="P22" text:outline-level="2">✔ Если сделать:</text:h>
      <text:p text:style-name="P18"><text:span text:style-name="Source_20_Text">Child.prototype = Object.create(Parent.prototype);</text:span></text:p>
      <text:p text:style-name="P2">Цепочка:</text:p>
      <text:p text:style-name="P18"><text:span text:style-name="Source_20_Text">Child.prototype → Parent.prototype → Object.prototype</text:span></text:p>
      <text:p text:style-name="P2">Это САМЫЙ ВЕРНЫЙ путь.</text:p>
      <text:p text:style-name="P2">Теперь:</text:p>
      <text:p text:style-name="P18"><text:span text:style-name="Source_20_Text">new Child() → Child.prototype → Parent.prototype</text:span></text:p>
      <text:p text:style-name="P2">И объект получает ВСЕ методы Parent.</text:p>
      <text:p text:style-name="P10"/>
      <text:h text:style-name="P1" text:outline-level="1"><text:soft-page-break/>📌 3. Почему нельзя делать просто:</text:h>
      <text:p text:style-name="P18"><text:span text:style-name="Source_20_Text">child = Object.create(Parent)</text:span></text:p>
      <text:p text:style-name="P2">Потому что:</text:p>
      <text:list text:style-name="L6">
        <text:list-item>
          <text:p text:style-name="P23">это создаёт <text:span text:style-name="Strong_20_Emphasis">один отдельный объект</text:span>, НЕ связанный с Child</text:p>
        </text:list-item>
        <text:list-item>
          <text:p text:style-name="P23">это не создаёт наследование между Child и Parent</text:p>
        </text:list-item>
        <text:list-item>
          <text:p text:style-name="P23">это просто "объект, прототип которого — функция"</text:p>
        </text:list-item>
      </text:list>
      <text:p text:style-name="P2">То есть он не является ни Child, ни Parent, ни экземпляром чего-либо.</text:p>
      <text:p text:style-name="P10"/>
      <text:h text:style-name="P1" text:outline-level="1">🧠 СУПЕР-КОРОТКИЙ СЕРДЕЧНИК ОБЪЯСНЕНИЯ</text:h>
      <text:h text:style-name="P24" text:outline-level="3"><text:span text:style-name="Strong_20_Emphasis">Методы, которые должны наследоваться, лежат в Parent.prototype.</text:span></text:h>
      <text:p text:style-name="P2">Поэтому:</text:p>
      <text:h text:style-name="P24" text:outline-level="3">👉 Наследовать нужно от Parent.prototype, а не от Parent.</text:h>
      <text:p text:style-name="P2">ВСЁ!</text:p>
      <text:h text:style-name="P1" text:outline-level="1">✔ Что такое <text:span text:style-name="Strong_20_Emphasis">экземпляр</text:span>?</text:h>
      <text:p text:style-name="P2"><text:span text:style-name="Strong_20_Emphasis">Экземпляр — это объект, созданный по “чертежу” (конструктору).</text:span></text:p>
      <text:p text:style-name="P2">В JavaScript экземпляр — это объект, созданный через:</text:p>
      <text:p text:style-name="P18"><text:span text:style-name="Source_20_Text">new FunctionName()</text:span></text:p>
      <text:p text:style-name="P2">Например:</text:p>
      <text:p text:style-name="P12"><text:span text:style-name="Source_20_Text">function User(name) {</text:span></text:p>
      <text:p text:style-name="P13"><text:span text:style-name="Source_20_Text"><text:s text:c="2"/>this.name = name;</text:span></text:p>
      <text:p text:style-name="P13"><text:span text:style-name="Source_20_Text">}</text:span></text:p>
      <text:p text:style-name="P13"/>
      <text:p text:style-name="P14"><text:span text:style-name="Source_20_Text">let u = new User("Alice");</text:span></text:p>
      <text:p text:style-name="P2">Здесь:</text:p>
      <text:list text:style-name="L7">
        <text:list-item>
          <text:p text:style-name="P25"><text:span text:style-name="Source_20_Text">User</text:span> — конструктор (чертёж)</text:p>
        </text:list-item>
        <text:list-item>
          <text:p text:style-name="P25"><text:span text:style-name="Source_20_Text">u</text:span> — <text:span text:style-name="Strong_20_Emphasis">экземпляр User</text:span></text:p>
        </text:list-item>
      </text:list>
      <text:p text:style-name="P2">То есть <text:span text:style-name="Source_20_Text">u</text:span> — это <text:span text:style-name="Strong_20_Emphasis">конкретный объект</text:span>, созданный по шаблону <text:span text:style-name="Source_20_Text">User</text:span>.</text:p>
      <text:p text:style-name="P2">Потому что <text:span text:style-name="Strong_20_Emphasis">стрелочные функции НЕ могут быть конструкторами</text:span> и <text:span text:style-name="Strong_20_Emphasis">нельзя вызывать их через </text:span><text:span text:style-name="Strong_20_Emphasis"><text:span text:style-name="Source_20_Text">new</text:span></text:span>, поэтому им прототип не нужен.</text:p>
      <text:p text:style-name="P2"><text:soft-page-break/>Вот и всё.</text:p>
      <text:p text:style-name="P10"/>
      <text:p text:style-name="P2">Теперь подробно, чтобы стало понятно до конца 👇</text:p>
      <text:p text:style-name="P10"/>
      <text:h text:style-name="P1" text:outline-level="1">🧠 1. <text:span text:style-name="Source_20_Text">prototype</text:span> нужен только конструкторам</text:h>
      <text:p text:style-name="P2">Свойство <text:span text:style-name="Source_20_Text">prototype</text:span> используется, когда функция вызывается вот так:</text:p>
      <text:p text:style-name="P18"><text:span text:style-name="Source_20_Text">new Func()</text:span></text:p>
      <text:p text:style-name="P2">Тогда JS делает:</text:p>
      <text:p text:style-name="P18"><text:span text:style-name="Source_20_Text">новый_объект.[[Prototype]] = Func.prototype</text:span></text:p>
      <text:p text:style-name="P2">То есть <text:span text:style-name="Source_20_Text">prototype</text:span> — это <text:span text:style-name="Strong_20_Emphasis">шаблон для экземпляров</text:span>, создаваемых через <text:span text:style-name="Source_20_Text">new</text:span>.</text:p>
      <text:p text:style-name="P10"/>
      <text:h text:style-name="P1" text:outline-level="1">🧨 2. Стрелочные функции НЕЛЬЗЯ вызывать через new</text:h>
      <text:p text:style-name="P2">Если попробовать:</text:p>
      <text:p text:style-name="P12"><text:span text:style-name="Source_20_Text">let f = () =&gt; {};</text:span></text:p>
      <text:p text:style-name="P14"><text:span text:style-name="Source_20_Text">new f(); // ❌ Ошибка</text:span></text:p>
      <text:p text:style-name="P2">Вы получите:</text:p>
      <text:p text:style-name="P18"><text:span text:style-name="Source_20_Text">TypeError: f is not a constructor</text:span></text:p>
      <text:p text:style-name="P2">Почему?</text:p>
      <text:p text:style-name="P2">Потому что стрелочная функция <text:span text:style-name="Strong_20_Emphasis">не имеет внутреннего метода [[Construct]]</text:span>, то есть не умеет создавать экземпляры.</text:p>
      <text:p text:style-name="P2">Раз нельзя создавать экземпляры → прототип ей <text:span text:style-name="Strong_20_Emphasis">бессмыслен</text:span> → JS его <text:span text:style-name="Strong_20_Emphasis">не создаёт</text:span>.</text:p>
      <text:p text:style-name="P10"/>
      <text:h text:style-name="P1" text:outline-level="1">🧠 3. Как устроена обычная функция?</text:h>
      <text:p text:style-name="P2">Обычная функция:</text:p>
      <text:p text:style-name="P18"><text:span text:style-name="Source_20_Text">function Foo() {}</text:span></text:p>
      <text:p text:style-name="P2">Имеет:</text:p>
      <text:list text:style-name="L8">
        <text:list-item>
          <text:p text:style-name="P26"><text:span text:style-name="Source_20_Text">[[Call]]</text:span> — можно вызвать как <text:span text:style-name="Source_20_Text">Foo()</text:span></text:p>
        </text:list-item>
        <text:list-item>
          <text:p text:style-name="P26"><text:soft-page-break/><text:span text:style-name="Source_20_Text">[[Construct]]</text:span> — можно вызвать как <text:span text:style-name="Source_20_Text">new Foo()</text:span></text:p>
        </text:list-item>
        <text:list-item>
          <text:p text:style-name="P26"><text:span text:style-name="Source_20_Text">prototype</text:span> — для экземпляров</text:p>
        </text:list-item>
      </text:list>
      <text:p text:style-name="P10"/>
      <text:h text:style-name="P1" text:outline-level="1">🧠 4. Как устроена стрелочная функция?</text:h>
      <text:p text:style-name="P2">Стрелочная функция:</text:p>
      <text:p text:style-name="P18"><text:span text:style-name="Source_20_Text">let Foo = () =&gt; {};</text:span></text:p>
      <text:p text:style-name="P2">Имеет:</text:p>
      <text:list text:style-name="L9">
        <text:list-item>
          <text:p text:style-name="P27"><text:span text:style-name="Source_20_Text">[[Call]]</text:span> — можно вызвать как <text:span text:style-name="Source_20_Text">Foo()</text:span></text:p>
        </text:list-item>
        <text:list-item>
          <text:p text:style-name="P27">❌ НЕТ <text:span text:style-name="Source_20_Text">[[Construct]]</text:span> — нельзя вызывать через <text:span text:style-name="Source_20_Text">new</text:span></text:p>
        </text:list-item>
        <text:list-item>
          <text:p text:style-name="P27">❌ НЕТ <text:span text:style-name="Source_20_Text">prototype</text:span></text:p>
        </text:list-item>
      </text:list>
      <text:p text:style-name="P2">Она <text:span text:style-name="Strong_20_Emphasis">облегчённая</text:span>.</text:p>
      <text:p text:style-name="P10"/>
      <text:h text:style-name="P1" text:outline-level="1">📌 5. Почему стрелочные функции не конструкторы?</text:h>
      <text:p text:style-name="P2">Потому что они созданы как <text:span text:style-name="Strong_20_Emphasis">короткие функции без собственного контекста</text:span>:</text:p>
      <text:list text:style-name="L10">
        <text:list-item>
          <text:p text:style-name="P28">нет <text:span text:style-name="Source_20_Text">this</text:span></text:p>
        </text:list-item>
        <text:list-item>
          <text:p text:style-name="P28">нет <text:span text:style-name="Source_20_Text">arguments</text:span></text:p>
        </text:list-item>
        <text:list-item>
          <text:p text:style-name="P28">нет <text:span text:style-name="Source_20_Text">super</text:span></text:p>
        </text:list-item>
        <text:list-item>
          <text:p text:style-name="P28">нет <text:span text:style-name="Source_20_Text">new.target</text:span></text:p>
        </text:list-item>
        <text:list-item>
          <text:p text:style-name="P28">нет прототипа</text:p>
        </text:list-item>
        <text:list-item>
          <text:p text:style-name="P28">нельзя использовать new</text:p>
        </text:list-item>
      </text:list>
      <text:p text:style-name="P2">Они предназначены для маленьких функций-колбэков, а не для создания объектов.</text:p>
      <text:p text:style-name="P10"/>
      <text:h text:style-name="P1" text:outline-level="1">📌 6. Проверка:</text:h>
      <text:h text:style-name="P24" text:outline-level="3">Обычная функция:</text:h>
      <text:p text:style-name="P12"><text:span text:style-name="Source_20_Text">function A(){}</text:span></text:p>
      <text:p text:style-name="P14"><text:span text:style-name="Source_20_Text">console.log(A.prototype); // {constructor: A}</text:span></text:p>
      <text:h text:style-name="P24" text:outline-level="3"><text:soft-page-break/>Стрелочная функция:</text:h>
      <text:p text:style-name="P12"><text:span text:style-name="Source_20_Text">let B = () =&gt; {};</text:span></text:p>
      <text:p text:style-name="P14"><text:span text:style-name="Source_20_Text">console.log(B.prototype); // undefined</text:span></text:p>
      <text:p text:style-name="P10"/>
      <text:h text:style-name="P1" text:outline-level="1">✔ ИТОГ</text:h>
      <text:p text:style-name="P2">Стрелочные функции <text:span text:style-name="Strong_20_Emphasis">не предназначены</text:span> для создания объектов:</text:p>
      <text:list text:style-name="L11">
        <text:list-item>
          <text:p text:style-name="P29">нельзя вызвать через <text:span text:style-name="Source_20_Text">new</text:span></text:p>
        </text:list-item>
        <text:list-item>
          <text:p text:style-name="P29">нет своего <text:span text:style-name="Source_20_Text">this</text:span></text:p>
        </text:list-item>
        <text:list-item>
          <text:p text:style-name="P29">нет <text:span text:style-name="Source_20_Text">prototype</text:span></text:p>
        </text:list-item>
        <text:list-item>
          <text:p text:style-name="P29">нет <text:span text:style-name="Source_20_Text">[[Construct]]</text:span></text:p>
        </text:list-item>
      </text:list>
      <text:p text:style-name="P2">Поэтому у них <text:span text:style-name="Strong_20_Emphasis">нет свойства prototype</text:span>, потому что оно <text:span text:style-name="Strong_20_Emphasis">не нужно</text:span>.</text:p>
      <text:p text:style-name="P2"/>
      <text:p text:style-name="P2">что значит:</text:p>
      <text:p text:style-name="P30"><text:span text:style-name="Source_20_Text">F.prototype</text:span> используется <text:span text:style-name="Strong_20_Emphasis">только в момент вызова </text:span><text:span text:style-name="Strong_20_Emphasis"><text:span text:style-name="Source_20_Text">new F()</text:span></text:span></text:p>
      <text:p text:style-name="P31"/>
      <text:h text:style-name="P32" text:outline-level="2">🔹 Шаг 1. Что делает оператор <text:span text:style-name="Source_20_Text">new</text:span></text:h>
      <text:p text:style-name="P2">Когда ты пишешь:</text:p>
      <text:p text:style-name="P3"><text:span text:style-name="Source_20_Text">const obj = new F();</text:span></text:p>
      <text:p text:style-name="P2">JavaScript выполняет <text:span text:style-name="Strong_20_Emphasis">4 скрытых шага</text:span>:</text:p>
      <text:p text:style-name="P2">1️⃣ <text:span text:style-name="Strong_20_Emphasis">Создаёт пустой объект</text:span>:</text:p>
      <text:p text:style-name="P3"><text:span text:style-name="Source_20_Text">const obj = {};</text:span></text:p>
      <text:p text:style-name="P2">2️⃣ <text:span text:style-name="Strong_20_Emphasis">Присваивает прототип</text:span>:</text:p>
      <text:p text:style-name="P3"><text:span text:style-name="Source_20_Text">obj.__proto__ = F.prototype;</text:span></text:p>
      <text:p text:style-name="P2">3️⃣ <text:span text:style-name="Strong_20_Emphasis">Вызывает функцию </text:span><text:span text:style-name="Strong_20_Emphasis"><text:span text:style-name="Source_20_Text">F</text:span></text:span><text:span text:style-name="Strong_20_Emphasis">, где </text:span><text:span text:style-name="Strong_20_Emphasis"><text:span text:style-name="Source_20_Text">this</text:span></text:span><text:span text:style-name="Strong_20_Emphasis"> = </text:span><text:span text:style-name="Strong_20_Emphasis"><text:span text:style-name="Source_20_Text">obj</text:span></text:span><text:span text:style-name="Strong_20_Emphasis">:</text:span></text:p>
      <text:p text:style-name="P3"><text:span text:style-name="Source_20_Text">const result = F.call(obj);</text:span></text:p>
      <text:p text:style-name="P2">4️⃣ <text:span text:style-name="Strong_20_Emphasis">Возвращает </text:span><text:span text:style-name="Strong_20_Emphasis"><text:span text:style-name="Source_20_Text">obj</text:span></text:span><text:span text:style-name="Strong_20_Emphasis">,</text:span><text:line-break/>если <text:span text:style-name="Source_20_Text">F</text:span> не вернула что-то своё (например, другой объект).</text:p>
      <text:p text:style-name="P33">bbit.prototype.constructor почемиу так получается в родительском просто нет construcor без prototype? rabbit.constructor почему такое обращени и у негоо неь свойства protytpe?</text:p>
      <text:h text:style-name="P34" text:outline-level="6">ChatGPT сказал:</text:h>
      <text:p text:style-name="P2">Ты задаёшь СУТЬ проблемы — <text:span text:style-name="Strong_20_Emphasis">где находится constructor</text:span>, почему мы видим:</text:p>
      <text:p text:style-name="P3"><text:span text:style-name="Source_20_Text">Rabbit.prototype.constructor</text:span></text:p>
      <text:p text:style-name="P2">но НЕ видим:</text:p>
      <text:p text:style-name="P3"><text:soft-page-break/><text:span text:style-name="Source_20_Text">Rabbit.constructor.prototype</text:span></text:p>
      <text:p text:style-name="P2">и почему:</text:p>
      <text:p text:style-name="P3"><text:span text:style-name="Source_20_Text">rabbit.constructor</text:span></text:p>
      <text:p text:style-name="P2">работает, хотя rabbit НЕ имеет свойства prototype.</text:p>
      <text:p text:style-name="P2">Давай разложим это очень ясно.</text:p>
      <text:p text:style-name="P31"/>
      <text:h text:style-name="P35" text:outline-level="1">⭐ Часть 1. <text:span text:style-name="Strong_20_Emphasis">Почему Rabbit.prototype.constructor существует?</text:span></text:h>
      <text:p text:style-name="P2">Когда ты объявляешь обычную функцию:</text:p>
      <text:p text:style-name="P3"><text:span text:style-name="Source_20_Text">function Rabbit() {}</text:span></text:p>
      <text:p text:style-name="P2">JS автоматически создаёт:</text:p>
      <text:p text:style-name="P3"><text:span text:style-name="Source_20_Text">Rabbit.prototype = {</text:span></text:p>
      <text:p text:style-name="P4"><text:span text:style-name="Source_20_Text"><text:s text:c="4"/>constructor: Rabbit</text:span></text:p>
      <text:p text:style-name="P4"><text:span text:style-name="Source_20_Text">}</text:span></text:p>
      <text:p text:style-name="P2">То есть <text:span text:style-name="Strong_20_Emphasis">constructor находится в Rabbit.prototype, а НЕ в Rabbit</text:span>.</text:p>
      <text:p text:style-name="P2">Запомни:</text:p>
      <text:list text:style-name="L12">
        <text:list-item>
          <text:p text:style-name="P36"><text:span text:style-name="Source_20_Text">Rabbit</text:span> → это ФУНКЦИЯ</text:p>
        </text:list-item>
        <text:list-item>
          <text:p text:style-name="P36"><text:span text:style-name="Source_20_Text">Rabbit.prototype</text:span> → это ОБЪЕКТ (будущий прототип экземпляров)</text:p>
        </text:list-item>
      </text:list>
      <text:p text:style-name="P2">Свойство <text:span text:style-name="Source_20_Text">constructor</text:span> находится <text:span text:style-name="Strong_20_Emphasis">ВНУТРИ Rabbit.prototype</text:span>, а не в самой функции.</text:p>
      <text:p text:style-name="P2">Поэтому:</text:p>
      <text:p text:style-name="P3"><text:span text:style-name="Source_20_Text">Rabbit.prototype.constructor === Rabbit <text:s/>// true</text:span></text:p>
      <text:p text:style-name="P31"/>
      <text:h text:style-name="P35" text:outline-level="1">⭐ Часть 2. А почему у функции Rabbit НЕТ своего constructor?</text:h>
      <text:p text:style-name="P2">Потому что constructor — это <text:span text:style-name="Strong_20_Emphasis">не свойство функции</text:span>,<text:line-break/>а <text:span text:style-name="Strong_20_Emphasis">свойство объекта-прототипа функции</text:span>.</text:p>
      <text:p text:style-name="P2">То есть:</text:p>
      <text:p text:style-name="P3"><text:span text:style-name="Source_20_Text">Rabbit (функция) <text:s text:c="8"/>→ НЕ имеет constructor</text:span></text:p>
      <text:p text:style-name="P4"><text:span text:style-name="Source_20_Text">Rabbit.prototype (объект) → ИМЕЕТ constructor</text:span></text:p>
      <text:p text:style-name="P31"/>
      <text:h text:style-name="P35" text:outline-level="1"><text:soft-page-break/>⭐ Часть 3. Почему мы можем писать <text:span text:style-name="Source_20_Text">rabbit.constructor</text:span>?</text:h>
      <text:p text:style-name="P2">Очень важно понять:</text:p>
      <text:h text:style-name="P37" text:outline-level="3">👉 У объекта rabbit НЕТ своего constructor.</text:h>
      <text:h text:style-name="P37" text:outline-level="3">👉 Он берётся из прототипа через цепочку [[Prototype]].</text:h>
      <text:p text:style-name="P2">Смотрим:</text:p>
      <text:p text:style-name="P3"><text:span text:style-name="Source_20_Text">let rabbit = new Rabbit();</text:span></text:p>
      <text:p text:style-name="P2">Это означает:</text:p>
      <text:p text:style-name="P3"><text:span text:style-name="Source_20_Text">rabbit.[[Prototype]] = Rabbit.prototype</text:span></text:p>
      <text:p text:style-name="P2">А в <text:span text:style-name="Source_20_Text">Rabbit.prototype</text:span> лежит:</text:p>
      <text:p text:style-name="P3"><text:span text:style-name="Source_20_Text">constructor: Rabbit</text:span></text:p>
      <text:p text:style-name="P2">Поэтому:</text:p>
      <text:p text:style-name="P3"><text:span text:style-name="Source_20_Text">rabbit.constructor → (ищет в rabbit? нет) → берёт из Rabbit.prototype</text:span></text:p>
      <text:p text:style-name="P2">Вот почему:</text:p>
      <text:p text:style-name="P3"><text:span text:style-name="Source_20_Text">rabbit.constructor === Rabbit <text:s/>// true</text:span></text:p>
      <text:p text:style-name="P31"/>
      <text:h text:style-name="P35" text:outline-level="1">⭐ Часть 4. Почему у rabbit НЕТ свойства prototype?</text:h>
      <text:p text:style-name="P2">Потому что <text:span text:style-name="Strong_20_Emphasis">prototype есть только у функций-конструкторов</text:span>,<text:line-break/>и он используется для создания экземпляров.</text:p>
      <text:p text:style-name="P3"><text:span text:style-name="Source_20_Text">Rabbit.prototype <text:s/>→ есть</text:span></text:p>
      <text:p text:style-name="P4"><text:span text:style-name="Source_20_Text">rabbit.prototype → НЕТ!</text:span></text:p>
      <text:p text:style-name="P2">Почему?</text:p>
      <text:p text:style-name="P2">Потому что:</text:p>
      <text:list text:style-name="L13">
        <text:list-item>
          <text:p text:style-name="P38"><text:span text:style-name="Source_20_Text">Rabbit</text:span> — функция, значит у неё есть <text:span text:style-name="Source_20_Text">.prototype</text:span></text:p>
        </text:list-item>
        <text:list-item>
          <text:p text:style-name="P38"><text:span text:style-name="Source_20_Text">rabbit</text:span> — объект, созданный из <text:span text:style-name="Source_20_Text">.prototype</text:span>, ему <text:span text:style-name="Source_20_Text">prototype</text:span> не нужен</text:p>
        </text:list-item>
      </text:list>
      <text:p text:style-name="P31"/>
      <text:h text:style-name="P35" text:outline-level="1">⭐ Часть 5. Почему у функции есть prototype, а у объекта — нет?</text:h>
      <text:p text:style-name="P2">Потому что <text:span text:style-name="Source_20_Text">prototype</text:span> — это:</text:p>
      <text:p text:style-name="P30"><text:soft-page-break/>шаблон для создания новых объектов через <text:span text:style-name="Source_20_Text">new</text:span></text:p>
      <text:p text:style-name="P2">А объект уже создан, он не создаёт других объектов, поэтому свойства <text:span text:style-name="Source_20_Text">prototype</text:span> у него нет.</text:p>
      <text:p text:style-name="P2">Проверка:</text:p>
      <text:p text:style-name="P3"><text:span text:style-name="Source_20_Text">function A(){}</text:span></text:p>
      <text:p text:style-name="P4"><text:span text:style-name="Source_20_Text">console.log(A.prototype); <text:s text:c="2"/>// объект → { constructor: A }</text:span></text:p>
      <text:p text:style-name="P4"/>
      <text:p text:style-name="P4"><text:span text:style-name="Source_20_Text">let a = new A();</text:span></text:p>
      <text:p text:style-name="P4"><text:span text:style-name="Source_20_Text">console.log(a.prototype); <text:s text:c="3"/>// undefined</text:span></text:p>
      <text:p text:style-name="P31"/>
      <text:h text:style-name="P35" text:outline-level="1">🎯 ЭТОТ МОМЕНТ ЯДРОВОЙ: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16">Что</text:p>
            </table:table-cell>
            <table:table-cell table:style-name="Таблица2.A1" office:value-type="string">
              <text:p text:style-name="P16">Имеет prototype?</text:p>
            </table:table-cell>
            <table:table-cell table:style-name="Таблица2.A1" office:value-type="string">
              <text:p text:style-name="P16">Имеет constructor?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trong_20_Emphasis"><text:span text:style-name="T1">Функция</text:span></text:span></text:p>
          </table:table-cell>
          <table:table-cell table:style-name="Таблица2.A1" office:value-type="string">
            <text:p text:style-name="Table_20_Contents"><text:span text:style-name="T1">✔ есть </text:span><text:span text:style-name="Source_20_Text"><text:span text:style-name="T1">prototype</text:span></text:span></text:p>
          </table:table-cell>
          <table:table-cell table:style-name="Таблица2.A1" office:value-type="string">
            <text:p text:style-name="P17">❌ нет constructor</text:p>
          </table:table-cell>
        </table:table-row>
        <table:table-row>
          <table:table-cell table:style-name="Таблица2.A1" office:value-type="string">
            <text:p text:style-name="Table_20_Contents"><text:span text:style-name="Strong_20_Emphasis"><text:span text:style-name="T1">Функция.prototype</text:span></text:span></text:p>
          </table:table-cell>
          <table:table-cell table:style-name="Таблица2.A1" office:value-type="string">
            <text:p text:style-name="P17">❌ нет prototype</text:p>
          </table:table-cell>
          <table:table-cell table:style-name="Таблица2.A1" office:value-type="string">
            <text:p text:style-name="P17">✔ есть constructor</text:p>
          </table:table-cell>
        </table:table-row>
        <table:table-row>
          <table:table-cell table:style-name="Таблица2.A1" office:value-type="string">
            <text:p text:style-name="Table_20_Contents"><text:span text:style-name="Strong_20_Emphasis"><text:span text:style-name="T1">Экземпляр (rabbit)</text:span></text:span></text:p>
          </table:table-cell>
          <table:table-cell table:style-name="Таблица2.A1" office:value-type="string">
            <text:p text:style-name="P17">❌ нет prototype</text:p>
          </table:table-cell>
          <table:table-cell table:style-name="Таблица2.A1" office:value-type="string">
            <text:p text:style-name="P17">✔ есть constructor (унаследованный!)</text:p>
          </table:table-cell>
        </table:table-row>
      </table:table>
      <text:p text:style-name="P31"/>
      <text:h text:style-name="P35" text:outline-level="1">⭐ Самое короткое объяснение:</text:h>
      <text:h text:style-name="P37" text:outline-level="3">1. <text:span text:style-name="Source_20_Text">constructor</text:span> лежит в <text:span text:style-name="Source_20_Text">Rabbit.prototype</text:span>, не в Rabbit.</text:h>
      <text:h text:style-name="P37" text:outline-level="3">2. <text:span text:style-name="Source_20_Text">rabbit.constructor</text:span> работает, потому что <text:span text:style-name="Source_20_Text">rabbit</text:span> унаследовал это свойство.</text:h>
      <text:h text:style-name="P37" text:outline-level="3">3. <text:span text:style-name="Source_20_Text">rabbit</text:span> не имеет <text:span text:style-name="Source_20_Text">.prototype</text:span>, потому что он не конструктор.</text:h>
      <text:h text:style-name="P37" text:outline-level="3">4. <text:span text:style-name="Source_20_Text">Rabbit.prototype.constructor</text:span> — единственное место, где хранится ссылка на конструктор.</text:h>
      <text:p text:style-name="P2"/>
      <text:h text:style-name="P1" text:outline-level="1">🚀 Коротко: разница в одном предложении</text:h>
      <text:p text:style-name="P2">🔹 <text:span text:style-name="Strong_20_Emphasis"><text:span text:style-name="Source_20_Text">prototype</text:span></text:span> — <text:span text:style-name="Emphasis">свойство функции</text:span>, которое используется <text:span text:style-name="Strong_20_Emphasis">только при вызове </text:span><text:span text:style-name="Strong_20_Emphasis"><text:span text:style-name="Source_20_Text">new</text:span></text:span>, чтобы создать <text:span text:style-name="Strong_20_Emphasis">прототип будущих объектов</text:span>.<text:line-break/>🔹 <text:span text:style-name="Strong_20_Emphasis"><text:span text:style-name="Source_20_Text">__proto__</text:span></text:span> — <text:span text:style-name="Emphasis">скрытое свойство каждого объекта</text:span>, которое <text:span text:style-name="Strong_20_Emphasis">указывает на его прототип</text:span>.</text:p>
      <text:p text:style-name="P10"/>
      <text:h text:style-name="P1" text:outline-level="1"><text:soft-page-break/>🧠 Подробно и понятно</text:h>
      <text:h text:style-name="P22" text:outline-level="2">1️⃣ <text:span text:style-name="Source_20_Text">prototype</text:span> — есть только у <text:span text:style-name="Strong_20_Emphasis">функций</text:span></text:h>
      <text:p text:style-name="P2">Обычно у функций-конструкторов или классов.</text:p>
      <text:p text:style-name="P12"><text:span text:style-name="Source_20_Text">function User() {}</text:span></text:p>
      <text:p text:style-name="P14"><text:span text:style-name="Source_20_Text">console.log(User.prototype);</text:span></text:p>
      <text:p text:style-name="P2">Когда ты делаешь:</text:p>
      <text:p text:style-name="P18"><text:span text:style-name="Source_20_Text">const u = new User();</text:span></text:p>
      <text:p text:style-name="P2">движок делает:</text:p>
      <text:p text:style-name="P18"><text:span text:style-name="Source_20_Text">u.__proto__ = User.prototype</text:span></text:p>
      <text:p text:style-name="P2">То есть:</text:p>
      <text:p text:style-name="P2">👉 <text:span text:style-name="Strong_20_Emphasis"><text:span text:style-name="Source_20_Text">prototype</text:span></text:span><text:span text:style-name="Strong_20_Emphasis"> — это "чертёж", откуда будут наследовать объекты, созданные через </text:span><text:span text:style-name="Strong_20_Emphasis"><text:span text:style-name="Source_20_Text">new</text:span></text:span><text:span text:style-name="Strong_20_Emphasis">.</text:span></text:p>
      <text:p text:style-name="P10"/>
      <text:h text:style-name="P22" text:outline-level="2">2️⃣ <text:span text:style-name="Source_20_Text">__proto__</text:span> — есть у <text:span text:style-name="Strong_20_Emphasis">каждого объекта</text:span></text:h>
      <text:p text:style-name="P2">Например:</text:p>
      <text:p text:style-name="P12"><text:span text:style-name="Source_20_Text">const obj = {};</text:span></text:p>
      <text:p text:style-name="P14"><text:span text:style-name="Source_20_Text">console.log(obj.__proto__); // Object.prototype</text:span></text:p>
      <text:p text:style-name="P2">Это и есть <text:span text:style-name="Emphasis">прототип объекта</text:span>, то есть объект, откуда он наследует методы.</text:p>
      <text:p text:style-name="P2">Фраза <text:span text:style-name="Strong_20_Emphasis">«Значение </text:span><text:span text:style-name="Strong_20_Emphasis"><text:span text:style-name="Source_20_Text">F.prototype</text:span></text:span><text:span text:style-name="Strong_20_Emphasis"> должно быть либо объектом, либо null. Другие значения не будут работать»</text:span><text:line-break/>означает буквально следующее:</text:p>
      <text:p text:style-name="P10"/>
      <text:h text:style-name="P1" text:outline-level="1">⭐ ВАЖНО:</text:h>
      <text:p text:style-name="P2">Когда ты вызываешь:</text:p>
      <text:p text:style-name="P18"><text:span text:style-name="Source_20_Text">new F()</text:span></text:p>
      <text:p text:style-name="P2">JavaScript должен взять <text:span text:style-name="Strong_20_Emphasis">F.prototype</text:span> и использовать его как прототип для нового объекта:</text:p>
      <text:p text:style-name="P18"><text:span text:style-name="Source_20_Text">новый_объект.[[Prototype]] = F.prototype</text:span></text:p>
      <text:p text:style-name="P2">👉 Но <text:span text:style-name="Strong_20_Emphasis">прототипом может быть только ОБЪЕКТ или null</text:span>.<text:line-break/>Никакие другие типы (строка, число, булево, undefined и т.д.) <text:span text:style-name="Strong_20_Emphasis">не могут быть прототипами</text:span>.</text:p>
      <text:p text:style-name="P10"/>
      <text:h text:style-name="P1" text:outline-level="1"><text:soft-page-break/>🧠 ПОЭТОМУ:</text:h>
      <text:h text:style-name="P22" text:outline-level="2">✔ Работает:</text:h>
      <text:p text:style-name="P12"><text:span text:style-name="Source_20_Text">F.prototype = { a: 1 }; <text:s text:c="2"/>// объект</text:span></text:p>
      <text:p text:style-name="P13"><text:span text:style-name="Source_20_Text">F.prototype = Object.create(null); // объект без прототипа</text:span></text:p>
      <text:p text:style-name="P14"><text:span text:style-name="Source_20_Text">F.prototype = null; <text:s text:c="6"/>// прототипа нет</text:span></text:p>
      <text:h text:style-name="P22" text:outline-level="2">❌ Не работает:</text:h>
      <text:p text:style-name="P12"><text:span text:style-name="Source_20_Text">F.prototype = 5;</text:span></text:p>
      <text:p text:style-name="P13"><text:span text:style-name="Source_20_Text">F.prototype = "hello";</text:span></text:p>
      <text:p text:style-name="P13"><text:span text:style-name="Source_20_Text">F.prototype = true;</text:span></text:p>
      <text:p text:style-name="P14"><text:span text:style-name="Source_20_Text">F.prototype = undefined;</text:span></text:p>
      <text:p text:style-name="P2">В этих случаях <text:span text:style-name="Source_20_Text">new F()</text:span> <text:span text:style-name="Strong_20_Emphasis">проигнорирует твое значение</text:span> и поставит стандартный прототип — пустой объект.</text:p>
      <text:p text:style-name="P10"/>
      <text:h text:style-name="P1" text:outline-level="1">📌 Пример, чтобы было понятно:</text:h>
      <text:h text:style-name="P24" text:outline-level="3">❌ Плохой случай:</text:h>
      <text:p text:style-name="P12"><text:span text:style-name="Source_20_Text">function F() {}</text:span></text:p>
      <text:p text:style-name="P13"><text:span text:style-name="Source_20_Text">F.prototype = 5;</text:span></text:p>
      <text:p text:style-name="P13"/>
      <text:p text:style-name="P14"><text:span text:style-name="Source_20_Text">let obj = new F();</text:span></text:p>
      <text:p text:style-name="P2">Что делает JS?</text:p>
      <text:p text:style-name="P2">Он думает:</text:p>
      <text:p text:style-name="P39">"Мне нужен прототип для нового объекта.<text:line-break/>Но F.prototype = 5 — это НЕ объект.<text:line-break/>Хорошо, тогда я сделаю прототипом обычный пустой объект."</text:p>
      <text:p text:style-name="P2">Получится:</text:p>
      <text:p text:style-name="P18"><text:span text:style-name="Source_20_Text">obj.[[Prototype]] === {}.prototype <text:s/>// фактически Object.prototype</text:span></text:p>
      <text:p text:style-name="P2">То есть твоя попытка задать прототип <text:span text:style-name="Strong_20_Emphasis">просто игнорируется</text:span>.</text:p>
      <text:p text:style-name="P10"/>
      <text:h text:style-name="P1" text:outline-level="1">🐱‍👤 Почему «не работает»?</text:h>
      <text:p text:style-name="P2">Потому что прототип — это <text:span text:style-name="Strong_20_Emphasis">цепочка объектов</text:span>, а примитивы вроде числа или строки <text:span text:style-name="Strong_20_Emphasis">не могут содержать свойства и методы</text:span>, нужные для наследования.</text:p>
      <text:p text:style-name="P10"/>
      <text:h text:style-name="P1" text:outline-level="1"><text:soft-page-break/>📌 Значение по умолчанию</text:h>
      <text:p text:style-name="P2">По умолчанию:</text:p>
      <text:p text:style-name="P18"><text:span text:style-name="Source_20_Text">function F() {}</text:span></text:p>
      <text:p text:style-name="P2">JS создаёт:</text:p>
      <text:p text:style-name="P18"><text:span text:style-name="Source_20_Text">F.prototype = { constructor: F }</text:span></text:p>
      <text:p text:style-name="P2">Это объект → всё ок.</text:p>
      <text:p text:style-name="P10"/>
      <text:h text:style-name="P1" text:outline-level="1">💥 А можно поставить null?</text:h>
      <text:p text:style-name="P2">Да:</text:p>
      <text:p text:style-name="P12"><text:span text:style-name="Source_20_Text">F.prototype = null;</text:span></text:p>
      <text:p text:style-name="P13"><text:span text:style-name="Source_20_Text">let obj = new F();</text:span></text:p>
      <text:p text:style-name="P13"/>
      <text:p text:style-name="P14"><text:span text:style-name="Source_20_Text">Object.getPrototypeOf(obj); // null</text:span></text:p>
      <text:p text:style-name="P2">Так создают объекты <text:span text:style-name="Emphasis">без</text:span> прототипа.</text:p>
      <text:p text:style-name="P10"/>
      <text:h text:style-name="P1" text:outline-level="1">🎯 Зачем вообще это правило?</text:h>
      <text:p text:style-name="P2">Потому что механизм <text:span text:style-name="Source_20_Text">new F()</text:span> <text:span text:style-name="Strong_20_Emphasis">должен устанавливать цепочку прототипов</text:span>, а цепочка может содержать только объекты.</text:p>
      <text:p text:style-name="P2">Иначе наследование ломается.</text:p>
      <text:p text:style-name="P10"/>
      <text:h text:style-name="P1" text:outline-level="1">✔ ИТОГ</text:h>
      <text:p text:style-name="P2"><text:span text:style-name="Strong_20_Emphasis">F.prototype может быть только:</text:span></text:p>
      <text:list text:style-name="L14">
        <text:list-item>
          <text:p text:style-name="P40">объектом (любой: <text:span text:style-name="Source_20_Text">{}</text:span>, объект с методами, объект из Object.create(), и т.п.)</text:p>
        </text:list-item>
        <text:list-item>
          <text:p text:style-name="P40">или <text:span text:style-name="Source_20_Text">null</text:span></text:p>
        </text:list-item>
      </text:list>
      <text:p text:style-name="P2"><text:span text:style-name="Strong_20_Emphasis">Нельзя ставить:</text:span></text:p>
      <text:list text:style-name="L15">
        <text:list-item>
          <text:p text:style-name="P41">числа</text:p>
        </text:list-item>
        <text:list-item>
          <text:p text:style-name="P41">строки</text:p>
        </text:list-item>
        <text:list-item>
          <text:p text:style-name="P41">boolean</text:p>
        </text:list-item>
        <text:list-item>
          <text:p text:style-name="P41">undefined</text:p>
        </text:list-item>
        <text:list-item>
          <text:p text:style-name="P41">функции (как прототип экземпляров)</text:p>
        </text:list-item>
      </text:list>
      <text:p text:style-name="P2"><text:soft-page-break/>Только объекты или null могут служить прототипами.</text:p>
      <text:h text:style-name="P1" text:outline-level="1">1. <text:span text:style-name="Source_20_Text">constructor</text:span> — это обычное свойство прототипа</text:h>
      <text:p text:style-name="P2">Вот ключевая мысль:</text:p>
      <text:p text:style-name="P12"><text:span text:style-name="Source_20_Text">constructor НЕ является внутренним системным свойством.</text:span></text:p>
      <text:p text:style-name="P14"><text:span text:style-name="Source_20_Text">Это просто обычное свойство объекта Rabbit.prototype.</text:span></text:p>
      <text:p text:style-name="P2">То есть его можно:</text:p>
      <text:list text:style-name="L16">
        <text:list-item>
          <text:p text:style-name="P42">удалить</text:p>
        </text:list-item>
        <text:list-item>
          <text:p text:style-name="P42">перезаписать</text:p>
        </text:list-item>
        <text:list-item>
          <text:p text:style-name="P42">заменить чем угодно</text:p>
        </text:list-item>
      </text:list>
      <text:p text:style-name="P2">Как любой другой ключ.</text:p>
      <text:p text:style-name="P10"/>
      <text:h text:style-name="P1" text:outline-level="1">⭐ 2. Пример: можем изменить constructor у прототипа</text:h>
      <text:p text:style-name="P12"><text:span text:style-name="Source_20_Text">function Rabbit() {}</text:span></text:p>
      <text:p text:style-name="P13"><text:span text:style-name="Source_20_Text">let rabbit = new Rabbit();</text:span></text:p>
      <text:p text:style-name="P13"/>
      <text:p text:style-name="P13"><text:span text:style-name="Source_20_Text">rabbit.constructor = "Hello!";</text:span></text:p>
      <text:p text:style-name="P14"><text:span text:style-name="Source_20_Text">console.log(rabbit.constructor); // "Hello!"</text:span></text:p>
      <text:p text:style-name="P2">Здесь мы создаём собственное свойство constructor <text:span text:style-name="Strong_20_Emphasis">в самом объекте rabbit</text:span>.<text:line-break/>Оно перекроет значение, которое приходит из прототипа <text:span text:style-name="Strong_20_Emphasis">Rabbit.prototype</text:span>.</text:p>
      <text:p text:style-name="P10"/>
      <text:h text:style-name="P1" text:outline-level="1">⭐ 3. Но! Это НЕ меняет того, кто реально создал объект</text:h>
      <text:p text:style-name="P18"><text:span text:style-name="Source_20_Text">rabbit.constructor === Rabbit <text:s text:c="2"/>// false теперь</text:span></text:p>
      <text:p text:style-name="P2">Мы просто заменили свойство.<text:line-break/>Это никак не меняет внутреннюю связь:</text:p>
      <text:p text:style-name="P18"><text:span text:style-name="Source_20_Text">rabbit.[[Prototype]] === Rabbit.prototype</text:span></text:p>
      <text:p text:style-name="P2">То есть настоящий конструктор всё равно Rabbit,<text:line-break/>а свойство constructor мы просто перезаписали.</text:p>
      <text:p text:style-name="P10"/>
      <text:h text:style-name="P1" text:outline-level="1"><text:soft-page-break/>⭐ 4. Пример: меняем constructor у прототипа</text:h>
      <text:p text:style-name="P12"><text:span text:style-name="Source_20_Text">function Rabbit() {}</text:span></text:p>
      <text:p text:style-name="P13"><text:span text:style-name="Source_20_Text">Rabbit.prototype.constructor = function Another() {};</text:span></text:p>
      <text:p text:style-name="P13"/>
      <text:p text:style-name="P13"><text:span text:style-name="Source_20_Text">let r = new Rabbit();</text:span></text:p>
      <text:p text:style-name="P14"><text:span text:style-name="Source_20_Text">console.log(r.constructor); // function Another()</text:span></text:p>
      <text:p text:style-name="P2">Да — теперь экземпляры говорят, что их конструктор “Another”.</text:p>
      <text:p text:style-name="P10"/>
      <text:h text:style-name="P1" text:outline-level="1">⭐ 5. Но это всё РЕАЛЬНО просто обычные свойства</text:h>
      <text:p text:style-name="P2">JS не использует <text:span text:style-name="Source_20_Text">.constructor</text:span> при создании объектов через <text:span text:style-name="Source_20_Text">new</text:span>.</text:p>
      <text:p text:style-name="P2">То есть:</text:p>
      <text:p text:style-name="P18"><text:span text:style-name="Source_20_Text">new Rabbit()</text:span></text:p>
      <text:p text:style-name="P2">НЕ смотрит:</text:p>
      <text:p text:style-name="P18"><text:span text:style-name="Source_20_Text">Rabbit.prototype.constructor</text:span></text:p>
      <text:p text:style-name="P2">Свойство constructor нужно <text:span text:style-name="Strong_20_Emphasis">только для человека</text:span> — оно “формально показывает”, кто был конструктором.</text:p>
      <text:p text:style-name="P2">Если его менять — наследование и new НЕ сломаются.</text:p>
      <text:p text:style-name="P10"/>
      <text:h text:style-name="P1" text:outline-level="1">⭐ 6. Можно даже удалить constructor</text:h>
      <text:p text:style-name="P12"><text:span text:style-name="Source_20_Text">delete Rabbit.prototype.constructor;</text:span></text:p>
      <text:p text:style-name="P13"/>
      <text:p text:style-name="P13"><text:span text:style-name="Source_20_Text">let r = new Rabbit();</text:span></text:p>
      <text:p text:style-name="P14"><text:span text:style-name="Source_20_Text">console.log(r.constructor); // ƒ Object()</text:span></text:p>
      <text:p text:style-name="P2">Почему Object?</text:p>
      <text:p text:style-name="P2">Потому что:</text:p>
      <text:p text:style-name="P12"><text:span text:style-name="Source_20_Text">r -&gt; Rabbit.prototype (constructor нет)</text:span></text:p>
      <text:p text:style-name="P13"><text:span text:style-name="Source_20_Text"><text:s text:c="9"/>↑</text:span></text:p>
      <text:p text:style-name="P14"><text:span text:style-name="Source_20_Text"><text:s text:c="5"/>Object.prototype (есть constructor: Object)</text:span></text:p>
      <text:p text:style-name="P2">JS просто ищет выше по цепочке.</text:p>
      <text:p text:style-name="P10"/>
      <text:h text:style-name="P1" text:outline-level="1"><text:soft-page-break/>⭐ 7. Можно поставить что угодно</text:h>
      <text:p text:style-name="P18"><text:span text:style-name="Source_20_Text">Rabbit.prototype.constructor = 123;</text:span></text:p>
      <text:p text:style-name="P2">Это допустимо, потому что:</text:p>
      <text:list text:style-name="L17">
        <text:list-item>
          <text:p text:style-name="P43"><text:span text:style-name="Source_20_Text">constructor</text:span> — обычное свойство,</text:p>
        </text:list-item>
        <text:list-item>
          <text:p text:style-name="P43">ничего «магического» нет,</text:p>
        </text:list-item>
        <text:list-item>
          <text:p text:style-name="P43">JS не использует его для new.</text:p>
        </text:list-item>
      </text:list>
      <text:p text:style-name="P10"/>
      <text:h text:style-name="P1" text:outline-level="1">✔ ИТОГ</text:h>
      <text:h text:style-name="P24" text:outline-level="3">✔ Да, мы можем изменить <text:span text:style-name="Source_20_Text">constructor</text:span> у объекта.</text:h>
      <text:h text:style-name="P24" text:outline-level="3">✔ Это не влияет на реальный конструктор объекта.</text:h>
      <text:h text:style-name="P24" text:outline-level="3">✔ constructor — всего лишь обычное свойство в прототипе.</text:h>
      <text:h text:style-name="P24" text:outline-level="3">✔ new НЕ использует constructor.</text:h>
      <text:h text:style-name="P24" text:outline-level="3">✔ Меняя constructor, ты меняешь “визитку”, а не происхождение объекта.</text:h>
      <text:h text:style-name="P1" text:outline-level="1">🎯 ГЛАВНАЯ ИДЕЯ</text:h>
      <text:p text:style-name="P39">Свойства <text:span text:style-name="Strong_20_Emphasis">не копируются</text:span> в объект при создании.<text:line-break/>Объект просто <text:span text:style-name="Strong_20_Emphasis">ссылается</text:span> на прототип.<text:line-break/>Если удалить свойство из прототипа, то все объекты, которые брали его оттуда, больше его не увидят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13:32:58.857816800</meta:creation-date>
    <dc:date>2025-12-06T14:55:51.514821800</dc:date>
    <meta:editing-duration>PT1H22M50S</meta:editing-duration>
    <meta:editing-cycles>14</meta:editing-cycles>
    <meta:generator>LibreOffice/25.2.7.2$Windows_X86_64 LibreOffice_project/5cbfd1ab6520636bb5f7b99185aa69bd7456825d</meta:generator>
    <meta:document-statistic meta:table-count="2" meta:image-count="0" meta:object-count="0" meta:page-count="20" meta:paragraph-count="473" meta:word-count="2526" meta:character-count="17433" meta:non-whitespace-character-count="15310"/>
  </office:meta>
</office:document-meta>
</file>